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tatistical Learning Model</text:p>
          </draw:text-box>
        </draw:frame>
        <draw:frame presentation:style-name="pr2" draw:text-style-name="P1" draw:layer="layout" svg:width="25.199cm" svg:height="15.601cm" svg:x="1.4cm" svg:y="4.043cm" presentation:class="subtitle" presentation:user-transformed="true">
          <draw:text-box>
            <text:p text:style-name="P1"><text:span text:style-name="T1">புள்ளி விவரங்களின் அடிப்படையில் அமையும் கற்றலானது </text:span><text:span text:style-name="T1">statistical learning Model </text:span><text:span text:style-name="T1">என்று அழைக்கப்படும்</text:span><text:span text:style-name="T1">. </text:span><text:span text:style-name="T1">இதுவே இயந்திர வழிக்கற்றலின் அடிப்படை</text:span><text:span text:style-name="T1">. </text:span><text:span text:style-name="T1">எந்த ஒரு முடிவும் கணிப்பும் தரவுகளாக இருக்கும் புள்ளி விவரங்களின் அடிப்படையிலேயே அமையும்</text:span><text:span text:style-name="T1">. </text:span><text:span text:style-name="T1">அதுவே சரியான முறையும் கூட</text:span><text:span text:style-name="T1">. </text:span><text:span text:style-name="T1">நாம் எதைப் பேசினாலும் தரவுகளோடு சேர்த்துப் பேசினால்தான்</text:span><text:span text:style-name="T1">, </text:span><text:span text:style-name="T1">அது பலர் மத்தியில் எடுபடும்</text:span><text:span text:style-name="T1">. </text:span><text:span text:style-name="T1">அதுபோலத்தான் கணினியும்</text:span><text:span text:style-name="T1">. </text:span><text:span text:style-name="T1">சாதாரணமாக சொல்வதைவிட புள்ளி விவரங்களைக் கொண்டு பழக்கினால்</text:span><text:span text:style-name="T1">, </text:span><text:span text:style-name="T1">அது கற்றுக்கொள்ளப் போகும் விஷயங்களுக்கு இது ஒரு சிறந்த அடித்தளத்தை உருவாக்கும்</text:span><text:span text:style-name="T1">. </text:span><text:span text:style-name="T1">ஆகவே இத்தகைய புள்ளி விவரங்களைத் திறம்படக் கையாண்டு கணினிக்குக் கற்றுக் கொடுப்பது எப்படி என்று இப்பகுதியில் காணலாம்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omain se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உள்ளீடாகத் தருகின்ற புள்ளி விவரங்களே இவ்வாறு அழைக்கப்படும்</text:span><text:span text:style-name="T1">. </text:span><text:span text:style-name="T1">உதாரணத்துக்கு </text:span><text:span text:style-name="T1">x={…..} </text:span><text:span text:style-name="T1">என்பது </text:span><text:span text:style-name="T1">domain set / instance space </text:span><text:span text:style-name="T1">எனப்படும்</text:span><text:span text:style-name="T1">. </text:span><text:span text:style-name="T1">இதிலுள்ள ஒவ்வொரு தனித்தனி விவரமும் </text:span><text:span text:style-name="T1">domain points / instances </text:span><text:span text:style-name="T1">எனும் பெயரில் அழைக்கப்படும்</text:span><text:span text:style-name="T1">.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abel se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வெளியீடாக வர வேண்டிய விவரங்களை இது பெற்றிருக்கும்</text:span><text:span text:style-name="T1">. Y = {……..} . </text:span><text:span text:style-name="T1">உள்ளீடாக வருகின்ற தரவுகளை முறைப்படுத்தும் நோக்கில் அவை எந்தெந்த வகையின் கீழ் அமையும் எனும் மதிப்புகள் இதில் காணப்படும்</text:span><text:span text:style-name="T1">. </text:span><text:span text:style-name="T1">இத்தகைய விவரங்களைத் தர உதவுபவர் ‘</text:span><text:span text:style-name="T1">domain expert’ </text:span><text:span text:style-name="T1">என்று அழைக்கப்படுவார்</text:span><text:span text:style-name="T1">.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pping func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மேற்கூறிய இரண்டையும் வைத்துக்கொண்டு கொடுக்கப்பட்டுள்ள விதிகளின்படி</text:span><text:span text:style-name="T1">, </text:span><text:span text:style-name="T1">ஒவ்வொரு உள்ளீட்டையும் வெளியீட்டுடன் தொடர்பு படுத்தும் வேலையை </text:span><text:span text:style-name="T1">mapping function (f) </text:span><text:span text:style-name="T1">செய்கிறது</text:span><text:span text:style-name="T1">.</text:span></text:p>
            <text:p text:style-name="P1"><text:span text:style-name="T1"/></text:p>
            <text:p text:style-name="P1"><text:span text:style-name="T1">f : x →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bability Distribu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நம்மிடமுள்ள அனைத்துத் தரவுகளையும்</text:span><text:span text:style-name="T1">, </text:span><text:span text:style-name="T1">உள்ளீடாகக் கொடுக்காமல்</text:span><text:span text:style-name="T1">, </text:span><text:span text:style-name="T1">அவற்றிலிருந்து ஒருசில மாதிரிகளை எடுத்து நாம் பயிற்சி அளிப்பதற்காகப் பயன்படுத்துவோம்</text:span><text:span text:style-name="T1">. </text:span><text:span text:style-name="T1">இவ்வாறு எடுக்கப்படும் தரவுகள் பரவலாக அமைய வேண்டும்</text:span><text:span text:style-name="T1">. </text:span><text:span text:style-name="T1">ஒரு குறிப்பிட்ட வகையில் அமைந்த புள்ளி விவரங்களை மட்டும் கொடுத்து பயிற்சி அளித்தால் </text:span><text:span text:style-name="T1">, </text:span><text:span text:style-name="T1">பின்னர் பரவலாக வரும் உள்ளீடுகளின் வெளியீட்டை சரியாக கணிக்க முடியாமல் போய்விடும்</text:span><text:span text:style-name="T1">. </text:span><text:span text:style-name="T1">எனவே மாதிரித் தரவுகள் பரவலான முறையில் இருக்குமாறு பார்த்துக்கொள்வதே </text:span><text:span text:style-name="T1">probability distribution </text:span><text:span text:style-name="T1">எனப்படும்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ample dat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ஒரு </text:span><text:span text:style-name="T1">distribution-</text:span><text:span text:style-name="T1">ல் இருந்து எடுக்கப்படும் மாதிரித் தரவுகளே </text:span><text:span text:style-name="T1">sample data </text:span><text:span text:style-name="T1">அல்லது </text:span><text:span text:style-name="T1">training data </text:span><text:span text:style-name="T1">எனப்படும்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earner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நாம் தேர்ந்தெடுத்து அனுப்பியுள்ள மாதிரித் தரவுகள் மற்றும் கொடுக்கப்பட்டுள்ள விதிகள் ஆகியவைகளின் அடிப்படையில்</text:span><text:span text:style-name="T1">, </text:span><text:span text:style-name="T1">தரவுகளைத் தரம் பிரித்துப் பார்ப்பதற்கான அறிவைக் கற்றுக் கொள்வதே </text:span><text:span text:style-name="T1">learner </text:span><text:span text:style-name="T1">ஆகும்</text:span><text:span text:style-name="T1">. </text:span><text:span text:style-name="T1">அந்த அறிவை வளர்த்துக்கொள்ள இது பயன்படுத்தும் வழிமுறையே </text:span><text:span text:style-name="T1">algorithm</text:span><text:span text:style-name="T1">எனும் பெயரில் அழைக்கப்படுகிறது</text:span><text:span text:style-name="T1">. (A(S) = Algorithm of sample data)</text:span></text:p>
            <text:p text:style-name="P1"><text:span text:style-name="T1"/></text:p>
            <text:p text:style-name="P1"><text:span text:style-name="T1">A (S)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edictor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Learner </text:span><text:span text:style-name="T1">வளர்த்துக் கொண்ட அறிவின் மூலம்</text:span><text:span text:style-name="T1">, label </text:span><text:span text:style-name="T1">செய்யப்படாத புதிய சில புள்ளி விவரங்கள் வரும்போது அவற்றையெல்லாம் எந்தெந்த </text:span><text:span text:style-name="T1">label-</text:span><text:span text:style-name="T1">ன் கீழ் அமைக்கலாம் என கணிப்பது </text:span><text:span text:style-name="T1">Predictor </text:span><text:span text:style-name="T1">எனப்படும்</text:span><text:span text:style-name="T1">. </text:span><text:span text:style-name="T1">இதுவே </text:span><text:span text:style-name="T1">hypothesis / classifier </text:span><text:span text:style-name="T1">எனும் பல்வேறு பெயர்களில் அழைக்கப்படுகின்றன</text:span><text:span text:style-name="T1">. (h = hypothesis)</text:span></text:p>
            <text:p text:style-name="P1"><text:span text:style-name="T1"/></text:p>
            <text:p text:style-name="P1"><text:span text:style-name="T1">h : x → 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Validation dat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ஒருசில உண்மையான நிகழ்காலத் தரவுகளைக் கொடுத்து </text:span><text:span text:style-name="T1">predictor-</text:span><text:span text:style-name="T1">ன் கணிப்பு சரியாக உள்ளதா என சோதிப்பது </text:span><text:span text:style-name="T1">observation </text:span><text:span text:style-name="T1">எனவும்</text:span><text:span text:style-name="T1">, </text:span><text:span text:style-name="T1">அதற்கு உதவும் தரவுகள் </text:span><text:span text:style-name="T1">validation data </text:span><text:span text:style-name="T1">என்றும் அழைக்கப்படும்</text:span><text:span text:style-name="T1">. </text:span><text:span text:style-name="T1">ஒரு சிறந்த </text:span><text:span text:style-name="T1">predictor-</text:span><text:span text:style-name="T1">ஐத் தேர்வு செய்வதற்கு குறைந்தபட்சம் </text:span><text:span text:style-name="T1">30 observation-</text:span><text:span text:style-name="T1">ஆவது தேவை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oss / Risk</text:p>
          </draw:text-box>
        </draw:frame>
        <draw:frame presentation:style-name="pr2" draw:text-style-name="P3" draw:layer="layout" svg:width="25.199cm" svg:height="16.297cm" svg:x="1.4cm" svg:y="3.695cm" presentation:class="subtitle" presentation:user-transformed="true">
          <draw:text-box>
            <text:p text:style-name="P3"><text:span text:style-name="T2">பல்வேறு </text:span><text:span text:style-name="T2">observation-</text:span><text:span text:style-name="T2">களின் முடிவுகளை வைத்து எது ஒரு சிறந்த கணிப்பான் என முடிவு செய்வதற்கு</text:span><text:span text:style-name="T2">, </text:span><text:span text:style-name="T2">ஒவ்வொரு கணிப்பாணிலும் உள்ள </text:span><text:span text:style-name="T2">risk-</text:span><text:span text:style-name="T2">ஐக் கணக்கிட வேண்டும்</text:span><text:span text:style-name="T2">. </text:span><text:span text:style-name="T2">என்னதான் பரவலாகத் தரவுகளைக் கொடுத்து </text:span><text:span text:style-name="T2">learner-</text:span><text:span text:style-name="T2">ஐக் கற்பித்தாலும்</text:span><text:span text:style-name="T2">, </text:span><text:span text:style-name="T2">அதன் கணிப்பு </text:span><text:span text:style-name="T2">100% </text:span><text:span text:style-name="T2">சரியாக இருக்கும் எனக் கூற முடியாது</text:span><text:span text:style-name="T2">. Predictor </text:span><text:span text:style-name="T2">மூலம் எடுக்கப்படும் கணிப்பு தவறாகப் போவதற்கான வாய்ப்பு எந்த அளவுக்கு உள்ளது என்பதைக் கணக்கிட்டுக் கூறுவதே </text:span><text:span text:style-name="T2">risk </text:span><text:span text:style-name="T2">ஆகும்</text:span><text:span text:style-name="T2">. </text:span><text:span text:style-name="T2">பல்வேறு வழிவகைகளைக் </text:span><text:span text:style-name="T2">(algorithms) </text:span><text:span text:style-name="T2">கொண்டு உருவாக்கப்பட்ட </text:span><text:span text:style-name="T2">predictor-</text:span><text:span text:style-name="T2">களில் சிறந்ததைக் கண்டறிய </text:span><text:span text:style-name="T2">validation data-</text:span><text:span text:style-name="T2">வைக் கொடுத்து ஒவ்வொரு </text:span><text:span text:style-name="T2">predictor-</text:span><text:span text:style-name="T2">ம் ஆராயப்படுகிறது</text:span><text:span text:style-name="T2">. </text:span><text:span text:style-name="T2">இதில் ஒவ்வொன்றிலும் உள்ள </text:span><text:span text:style-name="T2">risk/loss </text:span><text:span text:style-name="T2">கண்டறியப்பட்டு அதில் எதனுடைய </text:span><text:span text:style-name="T2">risk </text:span><text:span text:style-name="T2">மிகக்குறைவாக உள்ளதோ அதையே சரியான கணிப்பாகத் தேர்வு செய்யலாம்</text:span><text:span text:style-name="T2">. </text:span><text:span text:style-name="T2">இதையே </text:span><text:span text:style-name="T2">Empirical Risk Minimizer </text:span><text:span text:style-name="T2">எனும் </text:span><text:span text:style-name="T2">method-</text:span><text:span text:style-name="T2">ல் காணலாம்</text:span><text:span text:style-name="T2">. </text:span><text:span text:style-name="T2">அதாவது </text:span><text:span text:style-name="T2">risk-</text:span><text:span text:style-name="T2">ல் </text:span><text:span text:style-name="T2">true risk </text:span><text:span text:style-name="T2">மற்றும் </text:span><text:span text:style-name="T2">empirical risk </text:span><text:span text:style-name="T2">எனும் </text:span><text:span text:style-name="T2">2 </text:span><text:span text:style-name="T2">விதங்கள் உள்ளன</text:span><text:span text:style-name="T2">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rue Risk</text:p>
          </draw:text-box>
        </draw:frame>
        <draw:frame presentation:style-name="pr2" draw:text-style-name="P1" draw:layer="layout" svg:width="25.199cm" svg:height="15.601cm" svg:x="1.4cm" svg:y="4.043cm" presentation:class="subtitle" presentation:user-transformed="true">
          <draw:text-box>
            <text:p text:style-name="P1"><text:span text:style-name="T1">உண்மையிலேயே வெளியீடாக அமைய வேண்டிய ஒன்றிற்கும் </text:span><text:span text:style-name="T1">predictor </text:span><text:span text:style-name="T1">கணித்த ஒன்றிற்கும் உள்ள வேறுபாடே </text:span><text:span text:style-name="T1">true risk / generalization error </text:span><text:span text:style-name="T1">எனும் பெயரில் அழைக்கப்படுகிறது</text:span><text:span text:style-name="T1">.</text:span></text:p>
            <text:p text:style-name="P1"><text:span text:style-name="T1">இதில் </text:span><text:span text:style-name="T1">R(h) </text:span><text:span text:style-name="T1">என்பது </text:span><text:span text:style-name="T1">Risk of hypothesis </text:span><text:span text:style-name="T1">ஆகும்</text:span><text:span text:style-name="T1">. </text:span><text:span text:style-name="T1">அதாவது கணிப்பின் மூலம் எடுக்கப்பட்ட வெளியீடும் </text:span><text:span text:style-name="T1">h(x), mapping </text:span><text:span text:style-name="T1">மூலம் அமைய வேண்டிய உண்மையான வெளியீடும் </text:span><text:span text:style-name="T1">f(x) </text:span><text:span text:style-name="T1">சமமாக இல்லாத பட்சத்தில்</text:span><text:span text:style-name="T1">, </text:span><text:span text:style-name="T1">அது ஒரு </text:span><text:span text:style-name="T1">Risk </text:span><text:span text:style-name="T1">என்பதையே மேற்கண்ட சூத்திரம் கூறுகிறது</text:span><text:span text:style-name="T1">. </text:span><text:span text:style-name="T1">ஆனால் இந்தக் கணிப்புகள்</text:span><text:span text:style-name="T1">, </text:span><text:span text:style-name="T1">வெறும் தரவுமாதிரிகளின் அடிப்படையில் அமைவதால்</text:span><text:span text:style-name="T1">, </text:span><text:span text:style-name="T1">இதையே உண்மையான </text:span><text:span text:style-name="T1">risk </text:span><text:span text:style-name="T1">என ஏற்றுக்கொள்ள முடியாது</text:span><text:span text:style-name="T1">. </text:span><text:span text:style-name="T1">எனவே வெறும் மாதிரித் தரவுகளைக் கணக்கில் கொண்டே தோராயமான </text:span><text:span text:style-name="T1">risk </text:span><text:span text:style-name="T1">ஒன்று கணக்கிடப்படுகிறது</text:span><text:span text:style-name="T1">. </text:span><text:span text:style-name="T1">இதுவே </text:span><text:span text:style-name="T1">Empirical Risk </text:span><text:span text:style-name="T1">ஆகும்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mpirical risk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மாதிரித் தரவுகளின் அடிப்படையில் எடுக்கப்படும் கணிப்புகளில் உள்ள </text:span><text:span text:style-name="T1">risk-</text:span><text:span text:style-name="T1">ன் சராசரியைக் கண்டுபிடித்து தோராயமான </text:span><text:span text:style-name="T1">risk </text:span><text:span text:style-name="T1">ஒன்றினைக் கணக்கிடுவதே </text:span><text:span text:style-name="T1">empirical risk </text:span><text:span text:style-name="T1">ஆகும்</text:span><text:span text:style-name="T1">. </text:span><text:span text:style-name="T1">இதற்கான சூத்திரம் பின்வருமாறு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mpirical Risk Minimization</text:p>
          </draw:text-box>
        </draw:frame>
        <draw:frame presentation:style-name="pr2" draw:text-style-name="P1" draw:layer="layout" svg:width="25.199cm" svg:height="15.093cm" svg:x="1.4cm" svg:y="4.297cm" presentation:class="subtitle" presentation:user-transformed="true">
          <draw:text-box>
            <text:p text:style-name="P1"><text:span text:style-name="T1">மேற்கண்ட வகையில் கண்டறியப்பட்ட தோராயமான </text:span><text:span text:style-name="T1">risk </text:span><text:span text:style-name="T1">மதிப்புகளில் எதன் மதிப்பு மிகக் குறைவாக உள்ளதோ</text:span><text:span text:style-name="T1">, </text:span><text:span text:style-name="T1">அதையே வெற்றிக்கு வழிவகுக்கும் ஒரு சிறந்த </text:span><text:span text:style-name="T1">predictor-</text:span><text:span text:style-name="T1">ஆக தேர்வு செய்வதை </text:span><text:span text:style-name="T1">ERM-</text:span><text:span text:style-name="T1">ல் காணலாம்</text:span><text:span text:style-name="T1">. </text:span><text:span text:style-name="T1">இது பின்வருமாறு</text:span><text:span text:style-name="T1">.</text:span></text:p>
            <text:p text:style-name="P1"><text:span text:style-name="T1"/></text:p>
            <text:p text:style-name="P1"><text:span text:style-name="T1">இதில் </text:span><text:span text:style-name="T1">arg min </text:span><text:span text:style-name="T1">என்பது </text:span><text:span text:style-name="T1">argument of minimum </text:span><text:span text:style-name="T1">எனப் பொருள்படும்</text:span><text:span text:style-name="T1">. </text:span><text:span text:style-name="T1">அதாவது </text:span><text:span text:style-name="T1">hypothesis-</text:span><text:span text:style-name="T1">ல் கண்டறியப்பட்ட தோராயமான </text:span><text:span text:style-name="T1">risk-</text:span><text:span text:style-name="T1">ன் குறைந்த பட்ச மதிப்பு ஆகும்</text:span><text:span text:style-name="T1">. </text:span><text:span text:style-name="T1">இதில் </text:span><text:span text:style-name="T1">H </text:span><text:span text:style-name="T1">என்பது </text:span><text:span text:style-name="T1">finite hypothesis class </text:span><text:span text:style-name="T1">ஆகும்</text:span><text:span text:style-name="T1">. h ∈ H </text:span><text:span text:style-name="T1">என்பது ஒவ்வொரு </text:span><text:span text:style-name="T1">predictor-</text:span><text:span text:style-name="T1">ம் இந்த </text:span><text:span text:style-name="T1">finite hypothesis class-</text:span><text:span text:style-name="T1">ன் ஓர் அங்கம் என்பதையே குறிக்கிறது</text:span><text:span text:style-name="T1">. </text:span><text:span text:style-name="T1">இதைப் பற்றியும் இதன் முக்கியத்துவத்தைப் பற்றியும் </text:span><text:span text:style-name="T1">PAC Model-</text:span><text:span text:style-name="T1">ல் விரிவாகக் காணலாம்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AC Method</text:p>
          </draw:text-box>
        </draw:frame>
        <draw:frame presentation:style-name="pr2" draw:text-style-name="P3" draw:layer="layout" svg:width="25.199cm" svg:height="16.297cm" svg:x="1.4cm" svg:y="3.695cm" presentation:class="subtitle" presentation:user-transformed="true">
          <draw:text-box>
            <text:p text:style-name="P3"><text:span text:style-name="T2">புள்ளி விவரங்களின் அடிப்படையில் நாம் கணிக்கும் விஷயங்கள் </text:span><text:span text:style-name="T2">, </text:span><text:span text:style-name="T2">எவ்வளவு தூரம் </text:span><text:span text:style-name="T2">(probably) </text:span><text:span text:style-name="T2">உண்மைக்குத் தொடர்புடையதாக இருக்கும்</text:span><text:span text:style-name="T2">, </text:span><text:span text:style-name="T2">தோராயமாக </text:span><text:span text:style-name="T2">(approximately) </text:span><text:span text:style-name="T2">எவ்வளவு தூரம் சரியானதாக </text:span><text:span text:style-name="T2">(accuracy) </text:span><text:span text:style-name="T2">இருக்கும்</text:span><text:span text:style-name="T2">, </text:span><text:span text:style-name="T2">அதனை எவ்வளவு தூரம் நம்பலாம் </text:span><text:span text:style-name="T2">(confidence) </text:span><text:span text:style-name="T2">என்பது போன்ற விஷயங்களை எல்லாம் கணக்கிடுவது எப்படி என்பது பற்றி இப்பகுதியில் காணலாம்</text:span><text:span text:style-name="T2">. </text:span><text:span text:style-name="T2">இதிலுள்ள முக்கியப் பதங்கள்</text:span><text:span text:style-name="T2">, </text:span><text:span text:style-name="T2">அதற்கான அர்த்தங்கள்</text:span><text:span text:style-name="T2">, </text:span><text:span text:style-name="T2">வாய்ப்பாடுகள்</text:span><text:span text:style-name="T2">, </text:span><text:span text:style-name="T2">கோட்பாடுகள்</text:span><text:span text:style-name="T2">, </text:span><text:span text:style-name="T2">தேற்றங்கள் ஆகியவற்றைப் பற்றி இதில் தெரிந்து கொள்வோம்</text:span><text:span text:style-name="T2">.. </text:span><text:span text:style-name="T2">நாம் மிகச் சிறிய அளவிலான மாதிரித் தரவுகளைக் கொடுத்தே</text:span><text:span text:style-name="T2">, </text:span><text:span text:style-name="T2">நமது கணினியைப் பழக்குகின்றோம்</text:span><text:span text:style-name="T2">. </text:span><text:span text:style-name="T2">ஆனால் உண்மைச் சூழ்நிலையில்</text:span><text:span text:style-name="T2">, </text:span><text:span text:style-name="T2">மாதிரிகளில் பொருந்தாத புதிய பல உள்ளீடுகளுக்கு</text:span><text:span text:style-name="T2">, </text:span><text:span text:style-name="T2">கணினி எடுக்கும் தவறான கணிப்பே </text:span><text:span text:style-name="T2">Risk </text:span><text:span text:style-name="T2">என்பதை ஏற்கனவேக் கண்டோம்</text:span><text:span text:style-name="T2">.. </text:span><text:span text:style-name="T2">இதனைத் தவிர்ப்பதற்காக நாம் நிகழ்வதற்கு வாய்ப்புள்ள அனைத்து சாத்தியக்கூறுகளிலிருந்தும் மாதிரித் தரவுகளை எடுத்து கணினியைப் பழக்குவதே </text:span><text:span text:style-name="T2">overfitting </text:span><text:span text:style-name="T2">எனப்படுகிறது</text:span><text:span text:style-name="T2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verfitting</text:p>
          </draw:text-box>
        </draw:frame>
        <draw:frame presentation:style-name="pr2" draw:text-style-name="P1" draw:layer="layout" svg:width="25.199cm" svg:height="16.901cm" svg:x="1.4cm" svg:y="3.393cm" presentation:class="subtitle" presentation:user-transformed="true">
          <draw:text-box>
            <text:p text:style-name="P1"><text:span text:style-name="T1">இம்முறையில் பயிற்சி அளிக்கப்படும் கணினியின் கணிப்புகள் </text:span><text:span text:style-name="T1">training data-</text:span><text:span text:style-name="T1">வுடன் அளவுக்கு அதிகமாகவே பொருந்திவிடுகிறது</text:span><text:span text:style-name="T1">. </text:span><text:span text:style-name="T1">இவ்வகையான தரவுகளில் உள்ள </text:span><text:span text:style-name="T1">risk-</text:span><text:span text:style-name="T1">ன் மதிப்பு எப்போதும் குறைவே</text:span><text:span text:style-name="T1">.</text:span><text:span text:style-name="T1">அதனாலேயே இதை ஒரு சரியான கணிப்பாக எடுத்துக் கொள்ள முடியாது</text:span><text:span text:style-name="T1">. </text:span><text:span text:style-name="T1">ஏனெனில் மாதிரிகளில் பொருந்தக் கூடிய</text:span><text:span text:style-name="T1">, </text:span><text:span text:style-name="T1">ஆனால் மனித அறிவால் மட்டுமே இனம் காணக்கூடிய உண்மைக்குச் சற்று மாறுதலான தரவுகள் வருகிறதெனில் அதனைப் பிரிப்பது என்பது இதற்கு ஓர் எட்டாக் கனியாகவே இருக்கும்</text:span><text:span text:style-name="T1">. </text:span><text:span text:style-name="T1">எனவே வெறும் </text:span><text:span text:style-name="T1">sample data-</text:span><text:span text:style-name="T1">வை மட்டும் அடிப்படையாகக் கொண்டு தரவுகளைப் பிரிக்காமல்</text:span><text:span text:style-name="T1">, </text:span><text:span text:style-name="T1">ஒருசில அடிப்படையான விதிகள்</text:span><text:span text:style-name="T1">/</text:span><text:span text:style-name="T1">புரிதலின் அடிப்படையில் தரவுகளைப் பிரிப்பதே </text:span><text:span text:style-name="T1">Inductive bias </text:span><text:span text:style-name="T1">எனப்படுகிறது</text:span><text:span text:style-name="T1">. Overfitting-</text:span><text:span text:style-name="T1">ஐத் தவிர்ப்பதற்காக வந்ததே </text:span><text:span text:style-name="T1">inductive bias </text:span><text:span text:style-name="T1">ஆகும்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nductive bia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வெறும் மாதிரித் தரவுகளின் அடிப்படையில் மட்டுமல்லாமல்</text:span><text:span text:style-name="T1">, </text:span><text:span text:style-name="T1">காரண காரிய முறைப்படிப் பிரிப்பதற்கான அறிவை </text:span><text:span text:style-name="T1">learner-</text:span><text:span text:style-name="T1">க்கு வழங்கி அதனடிப்படையில் கணிப்புகளை நிகழ்த்த வைப்பதே </text:span><text:span text:style-name="T1">Inductive bias </text:span><text:span text:style-name="T1">ஆகும்</text:span><text:span text:style-name="T1">. </text:span><text:span text:style-name="T1">இந்த </text:span><text:span text:style-name="T1">inductive bias-</text:span><text:span text:style-name="T1">ஐ வழங்குகின்ற ஒன்றுதான் </text:span><text:span text:style-name="T1">hypothesis class. </text:span><text:span text:style-name="T1">அதாவது </text:span><text:span text:style-name="T1">biased </text:span><text:span text:style-name="T1">என்றால் ஒருதலைப் பட்சமாக சார்ந்திருப்பது என்று பொருள்</text:span><text:span text:style-name="T1">. </text:span><text:span text:style-name="T1">இம்முறையில் </text:span><text:span text:style-name="T1">learner-</text:span><text:span text:style-name="T1">ஆனது</text:span><text:span text:style-name="T1">, </text:span><text:span text:style-name="T1">மாதிரித் தரவுகளை கண்மூடித் தனமாக நம்பாமல்</text:span><text:span text:style-name="T1">, hypothesis class-</text:span><text:span text:style-name="T1">ல் இருக்கின்ற விதிகளைச் சார்ந்தே தமது முடிவுகளைக் கணிப்பதால் </text:span><text:span text:style-name="T1">inductive bias </text:span><text:span text:style-name="T1">என்றழைக்கப்படுகிறது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inite Hypothesis Class</text:p>
          </draw:text-box>
        </draw:frame>
        <draw:frame presentation:style-name="pr2" draw:text-style-name="P1" draw:layer="layout" svg:width="25.199cm" svg:height="15.601cm" svg:x="1.4cm" svg:y="4.043cm" presentation:class="subtitle" presentation:user-transformed="true">
          <draw:text-box>
            <text:p text:style-name="P1"><text:span text:style-name="T1">ஒரு </text:span><text:span text:style-name="T1">learner-</text:span><text:span text:style-name="T1">ஐ </text:span><text:span text:style-name="T1">inductive bias-</text:span><text:span text:style-name="T1">ஆக இருக்குமாறு அமைக்க உதவுவது </text:span><text:span text:style-name="T1">hypothesis class </text:span><text:span text:style-name="T1">ஆகும்</text:span><text:span text:style-name="T1">. </text:span><text:span text:style-name="T3">இது</text:span><text:span text:style-name="T1"> </text:span><text:span text:style-name="T1">H </text:span><text:span text:style-name="T1">எனும் குறியீட்டால் குறிக்கப்படுகிறது</text:span><text:span text:style-name="T1">. </text:span><text:span text:style-name="T1">வருகின்ற தரவுகளை காரண காரிய முறைப்படி ஆராய்ந்து அறிவதற்கான விதிகளைக் கொண்டிருப்பதே </text:span><text:span text:style-name="T1">hypothesis class </text:span><text:span text:style-name="T1">ஆகும்</text:span><text:span text:style-name="T1">. </text:span><text:span text:style-name="T1">என்னென்ன கணிப்புகளின் கீழ் உள்ளீடுகள் அமைய வேண்டும் எனும் வரையறையைக் கொடுத்து</text:span><text:span text:style-name="T1">, </text:span><text:span text:style-name="T1">அதன்கீழ் கணிக்கச் சொல்லுவது </text:span><text:span text:style-name="T1">finite hypothesis class. </text:span><text:span text:style-name="T1">அதாவது நம்முடைய கருதுகோளில் உள்ளவை இவ்வளவுதான் இருக்க வேண்டும் என அறுதியிட்டுக் கூறுவதன் மூலம் </text:span><text:span text:style-name="T1">finite hypothesis class-</text:span><text:span text:style-name="T1">ஐ உருவாக்கலாம்</text:span><text:span text:style-name="T1">. </text:span><text:span text:style-name="T1">இதன் மூலமாகவே </text:span><text:span text:style-name="T1">learner </text:span><text:span text:style-name="T1">கற்பிக்கப்படுகிறது</text:span><text:span text:style-name="T1">. Predictor-</text:span><text:span text:style-name="T1">ன் கணிப்பும் இதனடிப்படையிலேயே அமையும்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i.i.d assumption</text:p>
          </draw:text-box>
        </draw:frame>
        <draw:frame presentation:style-name="pr2" draw:text-style-name="P4" draw:layer="layout" svg:width="25.199cm" svg:height="16.529cm" svg:x="1.4cm" svg:y="3.579cm" presentation:class="subtitle" presentation:user-transformed="true">
          <draw:text-box>
            <text:p text:style-name="P4"><text:span text:style-name="T4">Finite hypothesis class-</text:span><text:span text:style-name="T4">க்கு அளிக்கப்படும் மாதிரித் தரவுகளானது </text:span><text:span text:style-name="T4">i.i.d </text:span><text:span text:style-name="T4">எனும் அனுமானத்தின் வழியே நடக்கிறது</text:span><text:span text:style-name="T4">. i.i.d </text:span><text:span text:style-name="T4">என்றால் </text:span><text:span text:style-name="T4">independently identically distributed </text:span><text:span text:style-name="T4">என்று பொருள்</text:span><text:span text:style-name="T4">. </text:span><text:span text:style-name="T4">ஒன்றோடொன்று சார்பற்ற தனித்தனியான தரவு மாதிரிகளை எடுத்தனுப்பி </text:span><text:span text:style-name="T4">learner-</text:span><text:span text:style-name="T4">க்குக் கற்பிப்பதையே இது வலியுறுத்துகிறது</text:span><text:span text:style-name="T4">. </text:span><text:span text:style-name="T4">அதாவது</text:span><text:span text:style-name="T4">,</text:span></text:p>
            <text:p text:style-name="P4"><text:span text:style-name="T4">என்றால்</text:span><text:span text:style-name="T4">1000 </text:span><text:span text:style-name="T4">தரவுகள் உள்ள </text:span><text:span text:style-name="T4">distribution list-</text:span><text:span text:style-name="T4">ல் இருந்து </text:span><text:span text:style-name="T4">10 </text:span><text:span text:style-name="T4">தரவுகளை எடுத்து மாதிரியாக அமைப்பதை இது குறிக்கிறது</text:span><text:span text:style-name="T4">. </text:span><text:span text:style-name="T4">இவ்வாறு எடுக்கப்படும் மாதிரித் தரவுகளானது சீரற்ற முறையில் </text:span><text:span text:style-name="T4">random-</text:span><text:span text:style-name="T4">ஆக அமையும்</text:span><text:span text:style-name="T4">. </text:span><text:span text:style-name="T4">இது ஒரு நல்ல கணிப்பானை உருவாக்குவதற்கு எவ்வளவு தூரம் சரியாக இருக்கும் என்பதனை </text:span><text:span text:style-name="T4">accuracy </text:span><text:span text:style-name="T4">மூலமாகவும்</text:span><text:span text:style-name="T4">, </text:span><text:span text:style-name="T4">அதனை எவ்வளவு தூரம் நம்பலாம் என்பதனை </text:span><text:span text:style-name="T4">confidence </text:span><text:span text:style-name="T4">மூலமாகவும் தெரிந்து கொள்ளலாம்</text:span><text:span text:style-name="T4">. </text:span><text:span text:style-name="T4">அதாவது ஒரு கணிப்பானின் துல்லியத்தன்மையையும்</text:span><text:span text:style-name="T4">, </text:span><text:span text:style-name="T4">அத்துல்லியத்தன்மையின் நம்பகத்தன்மையையும் அறிவதற்கு </text:span><text:span text:style-name="T4">accuracy &amp; confidence </text:span><text:span text:style-name="T4">எனும் இரண்டு அளவுருக்கள்</text:span><text:span text:style-name="T4">(parameters) </text:span><text:span text:style-name="T4">பயன்படுகின்றன</text:span><text:span text:style-name="T4">. </text:span><text:span text:style-name="T4">மேலும் இவ்வாறு தேர்ந்தெடுக்கப்படும் மாதிரிகளின் எண்ணிக்கை எவ்வளவாக இருந்தால்</text:span><text:span text:style-name="T4">, </text:span><text:span text:style-name="T4">இவ்விரண்டு அளவுருக்களும் ஏற்றுக் கொள்ளப்படும் வகையில் அமையும் என்பது </text:span><text:span text:style-name="T4">sample complexity </text:span><text:span text:style-name="T4">மூலமாக அறியப்படுகிறது</text:span><text:span text:style-name="T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ccuracy parameter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ஒரு </text:span><text:span text:style-name="T1">predictor/classifier-</text:span><text:span text:style-name="T1">ன் மதிப்பு எவ்வளவு தூரம் துல்லியமாக இருக்கும் என்பதைக் குறிக்க எனும் குறியீடு பயன்படுகிறது</text:span><text:span text:style-name="T1">. </text:span><text:span text:style-name="T1">எனவே</text:span><text:span text:style-name="T1">R(h)&gt;∈ </text:span><text:span text:style-name="T1">என்பது ஒரு கணிப்பானின் தோல்வியாகவும்</text:span><text:span text:style-name="T1">, R(h)&lt;=∈ </text:span><text:span text:style-name="T1">என்பது தோராயமாக ஒரு நல்ல கணிப்பானாகவும் எடுத்துக் கொள்ளப்படுகிறது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fidence parameter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இது </text:span><text:span text:style-name="T1">delta </text:span><text:span text:style-name="T1">மதிப்பின் அடிப்படையில் குறிக்கப்படுகிறது</text:span><text:span text:style-name="T1">.</text:span><text:span text:style-name="T1">இதில் நாம் எதிர்பார்ப்பதும்</text:span><text:span text:style-name="T1">, </text:span><text:span text:style-name="T1">கணிப்பான் எடுத்துக்கூறுவதும் சரியாக இருப்பதற்கான நிகழ்தகவு </text:span><text:span text:style-name="T1">1 </text:span><text:span text:style-name="T1">எனவும்</text:span><text:span text:style-name="T1">, </text:span><text:span text:style-name="T1">தவறாக அமைவதற்கான நிகழ்தகவு </text:span><text:span text:style-name="T1">0 </text:span><text:span text:style-name="T1">எனவும் கொள்ளப்படுகிறது</text:span><text:span text:style-name="T1">. </text:span><text:span text:style-name="T1">இதன் அடிப்படையில் பார்த்தால் </text:span><text:span text:style-name="T1">1 </text:span><text:span text:style-name="T1">என்பது இரண்டும் சமமாக அமைவதற்கான நிகழ்தகவு எனக் கொண்டால்</text:span><text:span text:style-name="T1">, 1-δ </text:span><text:span text:style-name="T1">என்பது உண்மையான கணிப்பினை எடுத்துக்கூறப் போதுமானதாக இல்லாமல் அமைவதற்கான நிகழ்தகவு ஆகும்</text:span><text:span text:style-name="T1">. </text:span><text:span text:style-name="T1">இதுவே இத்தகைய மாதிரிகளை எவ்வளவு தூரம் நம்பலாம் என்பதைக் குறிக்கும் </text:span><text:span text:style-name="T1">confidence parameter (1-δ ) </text:span><text:span text:style-name="T1">ஆகும்</text:span><text:span text:style-name="T1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ealilzability assumptio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delta-</text:span><text:span text:style-name="T1">ன் மதிப்புகளில் இரண்டும் சரியாக அமையும் பட்சத்தில் வருகின்ற </text:span><text:span text:style-name="T1">1 </text:span><text:span text:style-name="T1">எனும் நிகழ்தகவே </text:span><text:span text:style-name="T1">realilzability assumption </text:span><text:span text:style-name="T1">எனப்படுகிறது</text:span><text:span text:style-name="T1">. </text:span><text:span text:style-name="T1">இந்த அனுமானத்தில் எப்போதும் இழப்புக்கான மதிப்பு பூஜ்ஜியமாகத்தான் இருக்கும்</text:span><text:span text:style-name="T1">. </text:span><text:span text:style-name="T1">அதாவது </text:span><text:span text:style-name="T1">L(h)=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ample complexity</text:p>
          </draw:text-box>
        </draw:frame>
        <draw:frame presentation:style-name="pr2" draw:text-style-name="P4" draw:layer="layout" svg:width="25.199cm" svg:height="13.859cm" svg:x="1.4cm" svg:y="4.914cm" presentation:class="subtitle" presentation:user-transformed="true">
          <draw:text-box>
            <text:p text:style-name="P4"><text:span text:style-name="T4">ஒரு கணிப்பானின் வெற்றியானது அதற்கு மாதிரியாக கொடுக்கப்படுகின்ற தரவுகளின் எண்ணிக்கையைப் பொறுத்தே அமைகிறது</text:span><text:span text:style-name="T4">. </text:span><text:span text:style-name="T4">ஆகவே </text:span><text:span text:style-name="T4">finite hypothesis class-</text:span><text:span text:style-name="T4">க்கு</text:span><text:span text:style-name="T4">i.i.d </text:span><text:span text:style-name="T4">அனுமானத்தின் வழியே எவ்வளவு மாதிரித் தரவுகளை அனுப்பினால்</text:span><text:span text:style-name="T4">, </text:span><text:span text:style-name="T4">அதன் கணிப்பு ஏற்றுக்கொள்ளக் கூடிய அளவு துல்லியமாகவும்</text:span><text:span text:style-name="T4">, </text:span><text:span text:style-name="T4">நம்பகத் தன்மையுடனும் இருக்கும் என்பதை முடிவு செய்வதே</text:span><text:span text:style-name="T4">sample complexity </text:span><text:span text:style-name="T4">ஆகும்</text:span><text:span text:style-name="T4">.</text:span></text:p>
            <text:p text:style-name="P4"><text:span text:style-name="T4">S similarity D to the power of m </text:span><text:span text:style-name="T4">என்பதில் </text:span><text:span text:style-name="T4">m –</text:span><text:span text:style-name="T4">ஆனது மாதிரியாக எடுக்கப்படும் தரவுகளின் எண்ணிக்கை எனக் கண்டோம்</text:span><text:span text:style-name="T4">. </text:span><text:span text:style-name="T4">அந்த எண்ணிக்கையைக் கணக்கிட உதவும் கிளைத் தேற்றம் பின்வருமாறு</text:span><text:span text:style-name="T4">.</text:span></text:p>
            <text:p text:style-name="P4"><text:span text:style-name="T4"/></text:p>
            <text:p text:style-name="P4"><text:span text:style-name="T4">ஆகவே ஒரு </text:span><text:span text:style-name="T4">finite hypothesis class-</text:span><text:span text:style-name="T4">ஐக் கொண்டு அமைக்கப்படும் கணிப்பானது ன் மதிப்புக்கு சமமான அல்லது அதை விடவும் குறைவான அளவு துள்ளியத் தன்மையுடனும்</text:span><text:span text:style-name="T4">, 1-δ </text:span><text:span text:style-name="T4">அளவு தவறு நிகழ வாய்ப்பு உள்ளதாகவும் இருக்கும்</text:span><text:span text:style-name="T4">. </text:span><text:span text:style-name="T4">இதுவே </text:span><text:span text:style-name="T4">Probably Approximately correct </text:span><text:span text:style-name="T4">என்று அழைக்கப்படுகிறது</text:span><text:span text:style-name="T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thya Duraisamy</meta:initial-creator>
    <meta:creation-date>2018-09-04T14:13:49.56</meta:creation-date>
    <meta:editing-duration>PT17M3S</meta:editing-duration>
    <meta:editing-cycles>9</meta:editing-cycles>
    <dc:date>2018-09-04T14:30:38.03</dc:date>
    <dc:creator>Nithya Duraisamy</dc:creator>
    <meta:generator>OpenOffice/4.1.5$Win32 OpenOffice.org_project/415m1$Build-9789</meta:generator>
    <meta:document-statistic meta:object-count="109"/>
  </office:meta>
</office:document-meta>
</file>